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Fine_20_Dashed" svg:stroke-color="#666666" draw:fill="none" draw:textarea-vertical-align="middle" draw:auto-grow-height="false" fo:min-height="0.749cm" fo:min-width="0.499cm"/>
    </style:style>
    <style:style style:name="gr2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3" style:family="graphic" style:parent-style-name="standard">
      <style:graphic-properties svg:stroke-width="0.102cm" svg:stroke-color="#000000" draw:marker-start-width="0.352cm" draw:marker-end-width="0.352cm" draw:fill="solid" draw:fill-color="#ff3399" draw:textarea-horizontal-align="justify" draw:textarea-vertical-align="middle" draw:auto-grow-height="fals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color="#000000" draw:fill="none" draw:fill-color="#ffffff" fo:min-height="0.889cm"/>
    </style:style>
    <style:style style:name="gr5" style:family="graphic" style:parent-style-name="standard">
      <style:graphic-properties svg:stroke-color="#ffffff" draw:fill="solid" draw:fill-color="#ffffff" draw:textarea-horizontal-align="justify" draw:textarea-vertical-align="middle" draw:auto-grow-height="false"/>
    </style:style>
    <style:style style:name="gr6" style:family="graphic" style:parent-style-name="standard">
      <style:graphic-properties svg:stroke-width="0.102cm" svg:stroke-color="#000000" draw:marker-start-width="0.352cm" draw:marker-end-width="0.352cm" draw:fill="solid" draw:fill-color="#00ccff" draw:textarea-horizontal-align="justify" draw:textarea-vertical-align="middle" draw:auto-grow-height="false" fo:padding-top="0.175cm" fo:padding-bottom="0.175cm" fo:padding-left="0.3cm" fo:padding-right="0.3cm"/>
    </style:style>
    <style:style style:name="gr7" style:family="graphic" style:parent-style-name="standard">
      <style:graphic-properties draw:stroke="none" svg:stroke-color="#000000" draw:fill="none" draw:fill-color="#ffffff" fo:min-height="0.914cm"/>
    </style:style>
    <style:style style:name="gr8" style:family="graphic" style:parent-style-name="standard">
      <style:graphic-properties draw:stroke="none" svg:stroke-color="#000000" draw:fill="none" draw:fill-color="#ffffff" fo:min-height="2.211cm"/>
    </style:style>
    <style:style style:name="gr9" style:family="graphic" style:parent-style-name="standard">
      <style:graphic-properties draw:stroke="none" svg:stroke-color="#000000" draw:fill="none" draw:fill-color="#ffffff" fo:min-height="0.891cm"/>
    </style:style>
    <style:style style:name="gr10" style:family="graphic" style:parent-style-name="standard">
      <style:graphic-properties draw:stroke="none" svg:stroke-color="#000000" draw:fill="none" draw:fill-color="#ffffff" fo:min-height="0.789cm"/>
    </style:style>
    <style:style style:name="gr11" style:family="graphic" style:parent-style-name="standard">
      <style:graphic-properties draw:stroke="none" svg:stroke-color="#000000" draw:fill="none" draw:fill-color="#ffffff" fo:min-height="0.916cm"/>
    </style:style>
    <style:style style:name="gr12" style:family="graphic" style:parent-style-name="standard">
      <style:graphic-properties draw:stroke="dash" draw:stroke-dash="Fine_20_Dashed" svg:stroke-color="#000000" draw:fill="none" draw:fill-color="#000000" draw:textarea-horizontal-align="justify" draw:textarea-vertical-align="middle" draw:auto-grow-height="false"/>
    </style:style>
    <style:style style:name="gr13" style:family="graphic" style:parent-style-name="standard">
      <style:graphic-properties svg:stroke-width="0.102cm" svg:stroke-color="#000000" draw:marker-start-width="0.352cm" draw:marker-end-width="0.352cm" draw:fill="solid" draw:fill-color="#999999" draw:textarea-horizontal-align="justify" draw:textarea-vertical-align="middle" draw:auto-grow-height="fals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P3" style:family="paragraph"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fo:font-size="28pt" fo:font-weight="bold" style:font-size-asian="28pt" style:font-weight-asian="bold" style:font-size-complex="28pt" style:font-weight-complex="bold"/>
    </style:style>
    <style:style style:name="T2" style:family="text">
      <style:text-properties fo:font-size="20pt" fo:font-weight="bold" style:font-size-asian="20pt" style:font-weight-asian="bold" style:font-size-complex="20pt" style:font-weight-complex="bold"/>
    </style:style>
    <style:style style:name="T3" style:family="text">
      <style:text-properties fo:font-size="19pt" fo:font-weight="bold" style:font-size-asian="19pt" style:font-weight-asian="bold" style:font-size-complex="19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63.5cm" svg:height="63.5cm" svg:x="10.87cm" svg:y="-25.105cm">
            <text:p/>
            <draw:enhanced-geometry draw:glue-point-type="segments" draw:mirror-horizontal="false" draw:mirror-vertical="false" draw:type="mso-spt100" draw:modifiers="-179.983323782386 0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2" draw:text-style-name="P1" draw:layer="layout" svg:width="0.122cm" svg:height="0.122cm" svg:x="42.55cm" svg:y="6.589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draw:g>
        <draw:custom-shape draw:style-name="gr3" draw:text-style-name="P1" draw:layer="layout" svg:width="6.096cm" svg:height="6.096cm" svg:x="13.651cm" svg:y="6.7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2" draw:layer="layout" svg:width="1.524cm" svg:height="1.356cm" svg:x="15.975cm" svg:y="12.948cm">
          <draw:text-box>
            <text:p text:style-name="P1"><text:span text:style-name="T1">1</text:span></text:p>
          </draw:text-box>
        </draw:frame>
        <draw:custom-shape draw:style-name="gr5" draw:text-style-name="P1" draw:layer="layout" svg:width="5.715cm" svg:height="1.608cm" svg:x="13.837cm" svg:y="9.027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5.715cm" svg:height="1.843cm" svg:x="13.862cm" svg:y="8.879cm">
          <draw:text-box>
            <text:p text:style-name="P1"><text:span text:style-name="T2">Prepare Control Switch</text:span></text:p>
          </draw:text-box>
        </draw:frame>
        <draw:custom-shape draw:style-name="gr6" draw:text-style-name="P1" draw:layer="layout" svg:width="6.096cm" svg:height="6.096cm" svg:x="6.247cm" svg:y="15.7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2" draw:layer="layout" svg:width="1.524cm" svg:height="1.356cm" svg:x="8.49cm" svg:y="21.947cm">
          <draw:text-box>
            <text:p text:style-name="P1"><text:span text:style-name="T1">2</text:span></text:p>
          </draw:text-box>
        </draw:frame>
        <draw:custom-shape draw:style-name="gr5" draw:text-style-name="P1" draw:layer="layout" svg:width="5.715cm" svg:height="1.608cm" svg:x="6.433cm" svg:y="17.977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5.715cm" svg:height="1.843cm" svg:x="6.433cm" svg:y="17.829cm">
          <draw:text-box>
            <text:p text:style-name="P1"><text:span text:style-name="T2">Remove </text:span></text:p>
            <text:p text:style-name="P1"><text:span text:style-name="T2">Left Cover</text:span></text:p>
          </draw:text-box>
        </draw:frame>
        <draw:custom-shape draw:style-name="gr5" draw:text-style-name="P1" draw:layer="layout" svg:width="5.715cm" svg:height="1.608cm" svg:x="13.87cm" svg:y="16.16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6.096cm" svg:height="6.096cm" svg:x="13.652cm" svg:y="15.7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6.096cm" svg:height="6.096cm" svg:x="21.052cm" svg:y="15.7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2" draw:layer="layout" svg:width="1.524cm" svg:height="1.356cm" svg:x="15.994cm" svg:y="21.994cm">
          <draw:text-box>
            <text:p text:style-name="P1"><text:span text:style-name="T1">3</text:span></text:p>
          </draw:text-box>
        </draw:frame>
        <draw:frame draw:style-name="gr4" draw:text-style-name="P2" draw:layer="layout" svg:width="1.524cm" svg:height="1.356cm" svg:x="23.267cm" svg:y="21.98cm">
          <draw:text-box>
            <text:p text:style-name="P1"><text:span text:style-name="T1">4</text:span></text:p>
          </draw:text-box>
        </draw:frame>
        <draw:custom-shape draw:style-name="gr5" draw:text-style-name="P1" draw:layer="layout" svg:width="5.715cm" svg:height="1.608cm" svg:x="13.837cm" svg:y="18.025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5.715cm" svg:height="1.843cm" svg:x="13.837cm" svg:y="17.877cm">
          <draw:text-box>
            <text:p text:style-name="P1"><text:span text:style-name="T2">Remove </text:span></text:p>
            <text:p text:style-name="P1"><text:span text:style-name="T2">Right Cover</text:span></text:p>
          </draw:text-box>
        </draw:frame>
        <draw:custom-shape draw:style-name="gr5" draw:text-style-name="P1" draw:layer="layout" svg:width="5.715cm" svg:height="1.608cm" svg:x="21.237cm" svg:y="18.025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5.715cm" svg:height="1.843cm" svg:x="21.237cm" svg:y="17.877cm">
          <draw:text-box>
            <text:p text:style-name="P1"><text:span text:style-name="T2">Connect</text:span></text:p>
            <text:p text:style-name="P1"><text:span text:style-name="T2">Adaptor</text:span></text:p>
          </draw:text-box>
        </draw:frame>
        <draw:custom-shape draw:style-name="gr6" draw:text-style-name="P1" draw:layer="layout" svg:width="6.096cm" svg:height="6.096cm" svg:x="14.508cm" svg:y="27.3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2" draw:layer="layout" svg:width="1.524cm" svg:height="1.356cm" svg:x="16.751cm" svg:y="33.537cm">
          <draw:text-box>
            <text:p text:style-name="P1"><text:span text:style-name="T1">5</text:span></text:p>
          </draw:text-box>
        </draw:frame>
        <draw:custom-shape draw:style-name="gr5" draw:text-style-name="P1" draw:layer="layout" svg:width="5.715cm" svg:height="1.608cm" svg:x="14.694cm" svg:y="29.616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5.715cm" svg:height="1.843cm" svg:x="14.719cm" svg:y="29.468cm">
          <draw:text-box>
            <text:p text:style-name="P1"><text:span text:style-name="T2">Take Out</text:span></text:p>
            <text:p text:style-name="P1"><text:span text:style-name="T2">Cable</text:span></text:p>
          </draw:text-box>
        </draw:frame>
        <draw:custom-shape draw:style-name="gr3" draw:text-style-name="P1" draw:layer="layout" svg:width="6.096cm" svg:height="6.096cm" svg:x="23.498cm" svg:y="27.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2" draw:layer="layout" svg:width="1.524cm" svg:height="2.461cm" svg:x="25.741cm" svg:y="33.513cm">
          <draw:text-box>
            <text:p text:style-name="P1"><text:span text:style-name="T1">6</text:span></text:p>
          </draw:text-box>
        </draw:frame>
        <draw:custom-shape draw:style-name="gr5" draw:text-style-name="P1" draw:layer="layout" svg:width="5.715cm" svg:height="1.608cm" svg:x="23.684cm" svg:y="29.592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5.715cm" svg:height="1.139cm" svg:x="23.709cm" svg:y="29.844cm">
          <draw:text-box>
            <text:p text:style-name="P1"><text:span text:style-name="T2">Unroll Cable</text:span></text:p>
          </draw:text-box>
        </draw:frame>
        <draw:custom-shape draw:style-name="gr3" draw:text-style-name="P1" draw:layer="layout" svg:width="6.096cm" svg:height="6.096cm" svg:x="32.198cm" svg:y="27.3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2" draw:layer="layout" svg:width="1.524cm" svg:height="2.461cm" svg:x="34.441cm" svg:y="33.534cm">
          <draw:text-box>
            <text:p text:style-name="P1"><text:span text:style-name="T1">7</text:span></text:p>
          </draw:text-box>
        </draw:frame>
        <draw:custom-shape draw:style-name="gr5" draw:text-style-name="P1" draw:layer="layout" svg:width="5.715cm" svg:height="1.608cm" svg:x="32.384cm" svg:y="29.613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5.715cm" svg:height="1.139cm" svg:x="32.409cm" svg:y="29.865cm">
          <draw:text-box>
            <text:p text:style-name="P1"><text:span text:style-name="T2">Place Cable</text:span></text:p>
          </draw:text-box>
        </draw:frame>
        <draw:custom-shape draw:style-name="gr3" draw:text-style-name="P1" draw:layer="layout" svg:width="6.096cm" svg:height="6.096cm" svg:x="43.853cm" svg:y="27.3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2" draw:layer="layout" svg:width="1.621cm" svg:height="1.356cm" svg:x="46.071cm" svg:y="33.529cm">
          <draw:text-box>
            <text:p text:style-name="P1"><text:span text:style-name="T1">8</text:span></text:p>
          </draw:text-box>
        </draw:frame>
        <draw:custom-shape draw:style-name="gr5" draw:text-style-name="P1" draw:layer="layout" svg:width="5.715cm" svg:height="1.608cm" svg:x="44.039cm" svg:y="29.608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5.715cm" svg:height="1.139cm" svg:x="44.064cm" svg:y="29.835cm">
          <draw:text-box>
            <text:p text:style-name="P1"><text:span text:style-name="T2">Place Panel</text:span></text:p>
          </draw:text-box>
        </draw:frame>
        <draw:custom-shape draw:style-name="gr6" draw:text-style-name="P1" draw:layer="layout" svg:width="6.096cm" svg:height="6.096cm" svg:x="43.847cm" svg:y="36.6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2" draw:layer="layout" svg:width="1.692cm" svg:height="1.356cm" svg:x="46.065cm" svg:y="42.857cm">
          <draw:text-box>
            <text:p text:style-name="P1"><text:span text:style-name="T1">9</text:span></text:p>
          </draw:text-box>
        </draw:frame>
        <draw:custom-shape draw:style-name="gr5" draw:text-style-name="P1" draw:layer="layout" svg:width="5.715cm" svg:height="1.608cm" svg:x="44.033cm" svg:y="38.936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5.715cm" svg:height="1.139cm" svg:x="44.058cm" svg:y="39.188cm">
          <draw:text-box>
            <text:p text:style-name="P1"><text:span text:style-name="T2">Weld Panel</text:span></text:p>
          </draw:text-box>
        </draw:frame>
        <draw:custom-shape draw:style-name="gr3" draw:text-style-name="P1" draw:layer="layout" svg:width="6.096cm" svg:height="6.096cm" svg:x="55.553cm" svg:y="27.3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2" draw:layer="layout" svg:width="1.621cm" svg:height="1.356cm" svg:x="57.721cm" svg:y="33.55cm">
          <draw:text-box>
            <text:p text:style-name="P1"><text:span text:style-name="T1">10</text:span></text:p>
          </draw:text-box>
        </draw:frame>
        <draw:custom-shape draw:style-name="gr5" draw:text-style-name="P1" draw:layer="layout" svg:width="5.715cm" svg:height="1.608cm" svg:x="55.739cm" svg:y="29.62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6.096cm" svg:height="6.096cm" svg:x="64.653cm" svg:y="27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2" draw:layer="layout" svg:width="1.692cm" svg:height="1.356cm" svg:x="66.796cm" svg:y="33.573cm">
          <draw:text-box>
            <text:p text:style-name="P1"><text:span text:style-name="T1">11</text:span></text:p>
          </draw:text-box>
        </draw:frame>
        <draw:custom-shape draw:style-name="gr5" draw:text-style-name="P1" draw:layer="layout" svg:width="5.715cm" svg:height="1.608cm" svg:x="64.839cm" svg:y="29.652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5.715cm" svg:height="1.139cm" svg:x="64.864cm" svg:y="29.904cm">
          <draw:text-box>
            <text:p text:style-name="P1"><text:span text:style-name="T2">Check Wirings</text:span></text:p>
          </draw:text-box>
        </draw:frame>
        <draw:frame draw:style-name="gr4" draw:text-style-name="P3" draw:layer="layout" svg:width="5.715cm" svg:height="1.843cm" svg:x="55.764cm" svg:y="29.506cm">
          <draw:text-box>
            <text:p text:style-name="P1"><text:span text:style-name="T2">Check Panel</text:span></text:p>
            <text:p text:style-name="P1"><text:span text:style-name="T2">Attachment</text:span></text:p>
          </draw:text-box>
        </draw:frame>
        <draw:custom-shape draw:style-name="gr3" draw:text-style-name="P1" draw:layer="layout" svg:width="6.096cm" svg:height="6.096cm" svg:x="63.514cm" svg:y="15.6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2" draw:layer="layout" svg:width="1.693cm" svg:height="1.356cm" svg:x="65.732cm" svg:y="21.85cm">
          <draw:text-box>
            <text:p text:style-name="P1"><text:span text:style-name="T1">12</text:span></text:p>
          </draw:text-box>
        </draw:frame>
        <draw:custom-shape draw:style-name="gr5" draw:text-style-name="P1" draw:layer="layout" svg:width="5.715cm" svg:height="1.608cm" svg:x="63.7cm" svg:y="17.929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5.715cm" svg:height="1.843cm" svg:x="63.725cm" svg:y="17.781cm">
          <draw:text-box>
            <text:p text:style-name="P1"><text:span text:style-name="T2">Check Control</text:span></text:p>
            <text:p text:style-name="P1"><text:span text:style-name="T2">Switch</text:span></text:p>
          </draw:text-box>
        </draw:frame>
        <draw:custom-shape draw:style-name="gr3" draw:text-style-name="P1" draw:layer="layout" svg:width="6.096cm" svg:height="6.096cm" svg:x="68.054cm" svg:y="6.7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2" draw:layer="layout" svg:width="1.667cm" svg:height="1.356cm" svg:x="70.272cm" svg:y="13.021cm">
          <draw:text-box>
            <text:p text:style-name="P1"><text:span text:style-name="T1">14</text:span></text:p>
          </draw:text-box>
        </draw:frame>
        <draw:custom-shape draw:style-name="gr5" draw:text-style-name="P1" draw:layer="layout" svg:width="5.715cm" svg:height="1.608cm" svg:x="68.24cm" svg:y="9.1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5.715cm" svg:height="1.843cm" svg:x="68.265cm" svg:y="8.952cm">
          <draw:text-box>
            <text:p text:style-name="P1"><text:span text:style-name="T2">Check Output Current</text:span></text:p>
          </draw:text-box>
        </draw:frame>
        <draw:custom-shape draw:style-name="gr6" draw:text-style-name="P1" draw:layer="layout" svg:width="6.096cm" svg:height="6.096cm" svg:x="72.519cm" svg:y="15.6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2" draw:layer="layout" svg:width="1.719cm" svg:height="1.356cm" svg:x="74.712cm" svg:y="21.858cm">
          <draw:text-box>
            <text:p text:style-name="P1"><text:span text:style-name="T1">13</text:span></text:p>
          </draw:text-box>
        </draw:frame>
        <draw:custom-shape draw:style-name="gr5" draw:text-style-name="P1" draw:layer="layout" svg:width="5.715cm" svg:height="1.608cm" svg:x="72.705cm" svg:y="17.937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5.715cm" svg:height="1.843cm" svg:x="72.73cm" svg:y="17.789cm">
          <draw:text-box>
            <text:p text:style-name="P1"><text:span text:style-name="T2">Check </text:span><text:span text:style-name="T3">Cascading</text:span><text:span text:style-name="T2"> </text:span><text:span text:style-name="T3">Cells</text:span></text:p>
          </draw:text-box>
        </draw:frame>
        <draw:custom-shape draw:style-name="gr12" draw:text-style-name="P1" draw:layer="layout" svg:width="23.749cm" svg:height="17.018cm" svg:x="4.848cm" svg:y="6.23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" draw:layer="layout" svg:width="25.781cm" svg:height="8.509cm" svg:x="13.56cm" svg:y="26.48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" draw:layer="layout" svg:width="7.874cm" svg:height="17.907cm" svg:x="43.002cm" svg:y="26.61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" draw:layer="layout" svg:width="16.871cm" svg:height="8.509cm" svg:x="54.703cm" svg:y="26.61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" draw:layer="layout" svg:width="16.764cm" svg:height="17.399cm" svg:x="62.76cm" svg:y="6.10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" draw:layer="layout" svg:width="11.811cm" svg:height="11.111cm" svg:x="39.646cm" svg:y="8.1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draw:layer="layout" svg:width="6.096cm" svg:height="6.096cm" svg:x="42.44cm" svg:y="10.5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2" draw:layer="layout" svg:width="8.001cm" svg:height="1.356cm" svg:x="67.205cm" svg:y="4.683cm">
          <draw:text-box>
            <text:p text:style-name="P1"><text:span text:style-name="T1">Check Function</text:span></text:p>
          </draw:text-box>
        </draw:frame>
        <draw:frame draw:style-name="gr4" draw:text-style-name="P2" draw:layer="layout" svg:width="8.636cm" svg:height="1.356cm" svg:x="58.95cm" svg:y="25.257cm">
          <draw:text-box>
            <text:p text:style-name="P1"><text:span text:style-name="T1">Check Hardware</text:span></text:p>
          </draw:text-box>
        </draw:frame>
        <draw:frame draw:style-name="gr4" draw:text-style-name="P2" draw:layer="layout" svg:width="6.223cm" svg:height="1.356cm" svg:x="43.675cm" svg:y="25.171cm">
          <draw:text-box>
            <text:p text:style-name="P1"><text:span text:style-name="T1">Fix Panel</text:span></text:p>
          </draw:text-box>
        </draw:frame>
        <draw:frame draw:style-name="gr4" draw:text-style-name="P2" draw:layer="layout" svg:width="7.493cm" svg:height="1.356cm" svg:x="22.89cm" svg:y="25.103cm">
          <draw:text-box>
            <text:p text:style-name="P1"><text:span text:style-name="T1">Prepare Cable</text:span></text:p>
          </draw:text-box>
        </draw:frame>
        <draw:frame draw:style-name="gr4" draw:text-style-name="P2" draw:layer="layout" svg:width="7.493cm" svg:height="1.356cm" svg:x="12.945cm" svg:y="4.8cm">
          <draw:text-box>
            <text:p text:style-name="P1"><text:span text:style-name="T1">Prepare Panel</text:span></text:p>
          </draw:text-box>
        </draw:frame>
        <draw:frame draw:style-name="gr4" draw:text-style-name="P2" draw:layer="layout" svg:width="7.493cm" svg:height="1.356cm" svg:x="41.705cm" svg:y="6.707cm">
          <draw:text-box>
            <text:p text:style-name="P1"><text:span text:style-name="T1">Handoff Are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84.099cm" fo:page-height="59.41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15T10:11:27.584104700</meta:creation-date>
    <dc:date>2016-06-15T11:11:44.999675162</dc:date>
    <meta:editing-duration>PT53M30S</meta:editing-duration>
    <meta:editing-cycles>31</meta:editing-cycles>
    <meta:generator>LibreOffice/4.2.8.2$Linux_X86_64 LibreOffice_project/420m0$Build-2</meta:generator>
    <meta:document-statistic meta:object-count="73"/>
  </office:meta>
</office:document-meta>
</file>